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T10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OTHELLO</text:p>
      <text:p text:style-name="P2"/>
      <text:p text:style-name="P3">THE BOARD</text:p>
      <text:p text:style-name="P4">I DECIDED TO IMPLEMENT THE BOARD USING A 2D ARRAY. THE ELEMENTS OF THE BOARD ARE FIRST INITIALISED TO ‘ ‘, BLANK SPACES. THE PLAYERS NAMES ARE TAKEN, PLAYER 1 IS SET TO BLACK WHILE PLAYER 2 IS SET TO WHITE</text:p>
      <text:p text:style-name="P5"/>
      <text:p text:style-name="P6">GAME LOGIC</text:p>
      <text:p text:style-name="P7">THE GAME LOGIC SHOWS THAT EACH PLAY BY A PLAYER MUST OUTFLANK ANOTHER PLAYER. A PLAY IS NOT VALID IF IT DOES NOT OUTFLANK THE OTHER PLAYER. I HAVE SET VARIOUS CHECKS IN PLACE TO ENSURE THIS. FIRST IF A DISC DOES NOT HAVE AN OPPOSING DISC<text:s/>ON EITHER SIDE OF IT, IT IS NOT A VALID PLAY. IT ALSO CHECKS IF THE USER INPUT IS NOT AN OPTION. AND LASTLY CHECKS IF THE POSITION IS EMPTY. <text:s/>IT THEN CHECKS IF A FLANK IS POSSIBLE.</text:p>
      <text:p text:style-name="P8"/>
      <text:p text:style-name="P9">AFTER EVERY FLANK,<text:s/>THE SCORE OF EACH PLAYER IS COUNTED AND DISPLAYED</text:p>
      <text:p text:style-name="Normal"><text:span text:style-name="T10">THE PROGRAM RUNS TIL ALLTHE POSITIONS HAVE BEEN OCCUPIED WITH DISC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o Okeke</meta:initial-creator>
    <dc:creator>Mario Okeke</dc:creator>
    <meta:creation-date>2021-05-25T09:44:00Z</meta:creation-date>
    <dc:date>2021-05-25T10:10:00Z</dc:date>
    <meta:template xlink:href="Normal" xlink:type="simple"/>
    <meta:editing-cycles>1</meta:editing-cycles>
    <meta:editing-duration>PT1560S</meta:editing-duration>
    <meta:document-statistic meta:page-count="1" meta:paragraph-count="1" meta:word-count="118" meta:character-count="794" meta:row-count="5" meta:non-whitespace-character-count="677"/>
  </office:meta>
</office:document-meta>
</file>